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ato" svg:font-family="Lato"/>
    <style:font-face style:name="Source Serif Pro" svg:font-family="'Source Serif Pro', serif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font-weight="bold" officeooo:rsid="0016c0e1" officeooo:paragraph-rsid="0016c0e1" style:font-weight-asian="bold" style:font-weight-complex="bold"/>
    </style:style>
    <style:style style:name="P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font-weight="bold" officeooo:rsid="0016c0e1" officeooo:paragraph-rsid="001e8e22" style:font-weight-asian="bold" style:font-weight-complex="bold"/>
    </style:style>
    <style:style style:name="P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font-weight="bold" officeooo:rsid="002316e3" officeooo:paragraph-rsid="002316e3" style:font-weight-asian="bold" style:font-weight-complex="bold"/>
    </style:style>
    <style:style style:name="P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font-weight="bold" officeooo:rsid="002316e3" officeooo:paragraph-rsid="00247188" style:font-weight-asian="bold" style:font-weight-complex="bold"/>
    </style:style>
    <style:style style:name="P5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font-weight="bold" officeooo:paragraph-rsid="0016c0e1"/>
    </style:style>
    <style:style style:name="P6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Arial" fo:font-size="12pt" officeooo:rsid="00040aa5" officeooo:paragraph-rsid="00040aa5" style:font-size-asian="12pt" style:font-name-complex="Arial1" style:font-size-complex="12pt"/>
    </style:style>
    <style:style style:name="P7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Arial" fo:font-size="12pt" fo:font-weight="bold" officeooo:rsid="00040aa5" officeooo:paragraph-rsid="00040aa5" style:font-size-asian="12pt" style:font-weight-asian="bold" style:font-name-complex="Arial1" style:font-size-complex="12pt" style:font-weight-complex="bold"/>
    </style:style>
    <style:style style:name="P8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Arial" fo:font-size="12pt" fo:font-weight="bold" officeooo:rsid="00123916" officeooo:paragraph-rsid="00123916" style:font-size-asian="12pt" style:font-weight-asian="bold" style:font-name-complex="Arial1" style:font-size-complex="12pt" style:font-weight-complex="bold"/>
    </style:style>
    <style:style style:name="P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Arial" fo:font-size="12pt" fo:font-weight="bold" officeooo:rsid="0016c0e1" officeooo:paragraph-rsid="0016c0e1" style:font-size-asian="12pt" style:font-weight-asian="bold" style:font-name-complex="Arial1" style:font-size-complex="12pt" style:font-weight-complex="bold"/>
    </style:style>
    <style:style style:name="P10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Arial" fo:font-size="12pt" fo:font-weight="bold" officeooo:rsid="0016c0e1" officeooo:paragraph-rsid="001d75b0" style:font-size-asian="12pt" style:font-weight-asian="bold" style:font-name-complex="Arial1" style:font-size-complex="12pt" style:font-weight-complex="bold"/>
    </style:style>
    <style:style style:name="P1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Arial" fo:font-size="12pt" fo:font-weight="normal" officeooo:rsid="0008e209" officeooo:paragraph-rsid="0008e209" style:font-size-asian="12pt" style:font-weight-asian="normal" style:font-name-complex="Arial1" style:font-size-complex="12pt" style:font-weight-complex="normal"/>
    </style:style>
    <style:style style:name="P1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Arial" fo:font-size="12pt" fo:font-weight="normal" officeooo:rsid="00142096" officeooo:paragraph-rsid="0016bc25" style:font-size-asian="12pt" style:font-weight-asian="normal" style:font-name-complex="Arial1" style:font-size-complex="12pt" style:font-weight-complex="normal"/>
    </style:style>
    <style:style style:name="P1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Arial" fo:font-size="12pt" fo:font-weight="normal" officeooo:rsid="0016c0e1" officeooo:paragraph-rsid="0016c0e1" style:font-size-asian="12pt" style:font-weight-asian="normal" style:font-name-complex="Arial1" style:font-size-complex="12pt" style:font-weight-complex="normal"/>
    </style:style>
    <style:style style:name="P1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font-weight="normal" officeooo:rsid="002316e3" officeooo:paragraph-rsid="002316e3" style:font-weight-asian="normal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040aa5" officeooo:paragraph-rsid="00079a69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officeooo:rsid="00040aa5" officeooo:paragraph-rsid="0006b5b6" style:font-size-asian="12pt" style:font-name-complex="Arial1" style:font-size-complex="12pt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weight="bold" officeooo:rsid="00040aa5" officeooo:paragraph-rsid="00079a69" style:font-size-asian="12pt" style:font-weight-asian="bold" style:font-name-complex="Arial1" style:font-size-complex="12pt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weight="bold" officeooo:rsid="00079a69" officeooo:paragraph-rsid="00079a69" style:font-size-asian="12pt" style:font-weight-asian="bold" style:font-name-complex="Arial1" style:font-size-complex="12pt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weight="normal" officeooo:rsid="000eb7d6" officeooo:paragraph-rsid="00079a69" style:font-size-asian="12pt" style:font-weight-asian="normal" style:font-name-complex="Arial1" style:font-size-complex="12pt" style:font-weight-complex="normal"/>
    </style:style>
    <style:style style:name="P20" style:family="paragraph" style:parent-style-name="Standard">
      <style:text-properties fo:font-weight="bold" officeooo:rsid="00040aa5" officeooo:paragraph-rsid="00202cb6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normal" officeooo:rsid="00247188" officeooo:paragraph-rsid="00247188" style:font-weight-asian="normal" style:font-weight-complex="normal"/>
    </style:style>
    <style:style style:name="P22" style:family="paragraph" style:parent-style-name="List_20_Paragraph" style:list-style-name="L3">
      <style:paragraph-properties fo:text-align="justify" style:justify-single-word="false"/>
      <style:text-properties style:font-name="Arial" fo:font-size="12pt" fo:font-weight="normal" officeooo:rsid="00079a69" officeooo:paragraph-rsid="00079a69" style:font-size-asian="12pt" style:font-weight-asian="normal" style:font-name-complex="Arial1" style:font-size-complex="12pt" style:font-weight-complex="normal"/>
    </style:style>
    <style:style style:name="P23" style:family="paragraph" style:parent-style-name="List_20_Paragraph" style:list-style-name="L4">
      <style:paragraph-properties fo:text-align="justify" style:justify-single-word="false"/>
      <style:text-properties style:font-name="Arial" fo:font-size="12pt" fo:font-weight="normal" officeooo:rsid="00142096" officeooo:paragraph-rsid="00142096" style:font-size-asian="12pt" style:font-weight-asian="normal" style:font-name-complex="Arial1" style:font-size-complex="12pt" style:font-weight-complex="normal"/>
    </style:style>
    <style:style style:name="P24" style:family="paragraph" style:parent-style-name="List_20_Paragraph" style:list-style-name="L5">
      <style:paragraph-properties fo:text-align="justify" style:justify-single-word="false"/>
      <style:text-properties style:font-name="Arial" fo:font-size="12pt" fo:font-weight="normal" officeooo:rsid="0016c0e1" officeooo:paragraph-rsid="001d75b0" style:font-size-asian="12pt" style:font-weight-asian="normal" style:font-name-complex="Arial1" style:font-size-complex="12pt" style:font-weight-complex="normal"/>
    </style:style>
    <style:style style:name="P25" style:family="paragraph" style:parent-style-name="List_20_Paragraph" style:list-style-name="L5">
      <style:paragraph-properties fo:text-align="justify" style:justify-single-word="false"/>
      <style:text-properties style:font-name="Arial" fo:font-size="12pt" fo:font-weight="normal" officeooo:rsid="0016c0e1" officeooo:paragraph-rsid="0018a6c3" style:font-size-asian="12pt" style:font-weight-asian="normal" style:font-name-complex="Arial1" style:font-size-complex="12pt" style:font-weight-complex="normal"/>
    </style:style>
    <style:style style:name="P26" style:family="paragraph" style:parent-style-name="List_20_Paragraph" style:list-style-name="L5">
      <style:paragraph-properties fo:text-align="justify" style:justify-single-word="false"/>
      <style:text-properties style:font-name="Arial" fo:font-size="12pt" fo:font-weight="normal" officeooo:rsid="0016c0e1" officeooo:paragraph-rsid="0016c0e1" style:font-size-asian="12pt" style:font-weight-asian="normal" style:font-name-complex="Arial1" style:font-size-complex="12pt" style:font-weight-complex="normal"/>
    </style:style>
    <style:style style:name="P27" style:family="paragraph" style:parent-style-name="List_20_Paragraph" style:list-style-name="L5">
      <style:paragraph-properties fo:text-align="justify" style:justify-single-word="false"/>
      <style:text-properties style:font-name="Arial" fo:font-size="12pt" fo:font-weight="normal" officeooo:rsid="001ce6a8" officeooo:paragraph-rsid="001b0008" style:font-size-asian="12pt" style:font-weight-asian="normal" style:font-name-complex="Arial1" style:font-size-complex="12pt" style:font-weight-complex="normal"/>
    </style:style>
    <style:style style:name="P28" style:family="paragraph" style:parent-style-name="List_20_Paragraph" style:list-style-name="L15">
      <style:paragraph-properties fo:text-align="justify" style:justify-single-word="false"/>
      <style:text-properties style:font-name="Arial" fo:font-size="12pt" fo:font-weight="normal" officeooo:rsid="00358aeb" officeooo:paragraph-rsid="00358aeb" style:font-size-asian="12pt" style:font-weight-asian="normal" style:font-name-complex="Arial1" style:font-size-complex="12pt" style:font-weight-complex="normal"/>
    </style:style>
    <style:style style:name="P29" style:family="paragraph" style:parent-style-name="List_20_Paragraph" style:list-style-name="L1">
      <style:paragraph-properties fo:text-align="justify" style:justify-single-word="false"/>
      <style:text-properties style:font-name="Arial" fo:font-size="12pt" fo:font-weight="normal" officeooo:rsid="00040aa5" officeooo:paragraph-rsid="00040aa5" style:font-size-asian="12pt" style:font-weight-asian="normal" style:font-name-complex="Arial1" style:font-size-complex="12pt" style:font-weight-complex="normal"/>
    </style:style>
    <style:style style:name="P30" style:family="paragraph" style:parent-style-name="List_20_Paragraph" style:list-style-name="L2">
      <style:paragraph-properties fo:text-align="justify" style:justify-single-word="false"/>
      <style:text-properties style:font-name="Arial" fo:font-size="12pt" fo:font-weight="normal" officeooo:rsid="00060d6c" officeooo:paragraph-rsid="00060d6c" style:font-size-asian="12pt" style:font-weight-asian="normal" style:font-name-complex="Arial1" style:font-size-complex="12pt" style:font-weight-complex="normal"/>
    </style:style>
    <style:style style:name="P31" style:family="paragraph" style:parent-style-name="List_20_Paragraph" style:list-style-name="L3">
      <style:paragraph-properties fo:text-align="justify" style:justify-single-word="false"/>
      <style:text-properties style:font-name="Arial" fo:font-size="12pt" fo:font-weight="normal" officeooo:paragraph-rsid="00079a69" style:font-size-asian="12pt" style:font-weight-asian="normal" style:font-name-complex="Arial1" style:font-size-complex="12pt" style:font-weight-complex="normal"/>
    </style:style>
    <style:style style:name="P32" style:family="paragraph" style:parent-style-name="List_20_Paragraph" style:list-style-name="L7">
      <style:paragraph-properties fo:text-align="justify" style:justify-single-word="false"/>
      <style:text-properties style:font-name="Arial" fo:font-size="12pt" fo:font-weight="bold" officeooo:rsid="0016c0e1" officeooo:paragraph-rsid="0016c0e1" style:font-size-asian="12pt" style:font-weight-asian="bold" style:font-name-complex="Arial1" style:font-size-complex="12pt" style:font-weight-complex="bold"/>
    </style:style>
    <style:style style:name="P33" style:family="paragraph" style:parent-style-name="List_20_Paragraph" style:list-style-name="L17">
      <style:paragraph-properties fo:text-align="justify" style:justify-single-word="false"/>
      <style:text-properties style:font-name="Arial" fo:font-size="12pt" fo:font-weight="bold" officeooo:rsid="0016c0e1" officeooo:paragraph-rsid="0016c0e1" style:font-size-asian="12pt" style:font-weight-asian="bold" style:font-name-complex="Arial1" style:font-size-complex="12pt" style:font-weight-complex="bold"/>
    </style:style>
    <style:style style:name="P34" style:family="paragraph" style:parent-style-name="List_20_Paragraph" style:list-style-name="L11">
      <style:paragraph-properties fo:text-align="justify" style:justify-single-word="false"/>
      <style:text-properties style:font-name="Arial" fo:font-size="12pt" fo:font-weight="bold" officeooo:rsid="002b8b51" officeooo:paragraph-rsid="002b8b51" style:font-size-asian="12pt" style:font-weight-asian="bold" style:font-name-complex="Arial1" style:font-size-complex="12pt" style:font-weight-complex="bold"/>
    </style:style>
    <style:style style:name="P35" style:family="paragraph" style:parent-style-name="List_20_Paragraph" style:list-style-name="L11">
      <style:paragraph-properties fo:text-align="justify" style:justify-single-word="false"/>
      <style:text-properties style:font-name="Arial" fo:font-size="12pt" fo:font-weight="bold" officeooo:rsid="002beff1" officeooo:paragraph-rsid="002beff1" style:font-size-asian="12pt" style:font-weight-asian="bold" style:font-name-complex="Arial1" style:font-size-complex="12pt" style:font-weight-complex="bold"/>
    </style:style>
    <style:style style:name="P36" style:family="paragraph" style:parent-style-name="List_20_Paragraph" style:list-style-name="L17">
      <style:paragraph-properties fo:text-align="justify" style:justify-single-word="false"/>
      <style:text-properties style:font-name="Arial" fo:font-size="12pt" fo:font-weight="bold" officeooo:rsid="00396b04" officeooo:paragraph-rsid="00396b04" style:font-size-asian="12pt" style:font-weight-asian="bold" style:font-name-complex="Arial1" style:font-size-complex="12pt" style:font-weight-complex="bold"/>
    </style:style>
    <style:style style:name="P37" style:family="paragraph" style:parent-style-name="List_20_Paragraph" style:list-style-name="L3">
      <style:paragraph-properties fo:text-align="justify" style:justify-single-word="false"/>
      <style:text-properties officeooo:rsid="00106c75" officeooo:paragraph-rsid="00106c75"/>
    </style:style>
    <style:style style:name="P38" style:family="paragraph" style:parent-style-name="List_20_Paragraph" style:list-style-name="L3">
      <style:paragraph-properties fo:text-align="justify" style:justify-single-word="false"/>
      <style:text-properties officeooo:rsid="0008e209" officeooo:paragraph-rsid="0008e209"/>
    </style:style>
    <style:style style:name="P39" style:family="paragraph" style:parent-style-name="List_20_Paragraph" style:list-style-name="L5">
      <style:paragraph-properties fo:text-align="justify" style:justify-single-word="false"/>
      <style:text-properties officeooo:paragraph-rsid="0018a6c3"/>
    </style:style>
    <style:style style:name="P40" style:family="paragraph" style:parent-style-name="List_20_Paragraph" style:list-style-name="L5">
      <style:paragraph-properties fo:text-align="justify" style:justify-single-word="false"/>
      <style:text-properties officeooo:paragraph-rsid="0016c0e1"/>
    </style:style>
    <style:style style:name="P41" style:family="paragraph" style:parent-style-name="List_20_Paragraph" style:list-style-name="L5">
      <style:paragraph-properties fo:text-align="justify" style:justify-single-word="false"/>
      <style:text-properties officeooo:paragraph-rsid="001b0008"/>
    </style:style>
    <style:style style:name="P42" style:family="paragraph" style:parent-style-name="List_20_Paragraph" style:list-style-name="L8">
      <style:paragraph-properties fo:text-align="justify" style:justify-single-word="false"/>
      <style:text-properties officeooo:paragraph-rsid="0016c0e1"/>
    </style:style>
    <style:style style:name="P43" style:family="paragraph" style:parent-style-name="List_20_Paragraph" style:list-style-name="L10">
      <style:paragraph-properties fo:text-align="justify" style:justify-single-word="false"/>
      <style:text-properties officeooo:paragraph-rsid="002da3d5"/>
    </style:style>
    <style:style style:name="P44" style:family="paragraph" style:parent-style-name="List_20_Paragraph" style:list-style-name="L13">
      <style:paragraph-properties fo:text-align="justify" style:justify-single-word="false"/>
      <style:text-properties officeooo:paragraph-rsid="00358aeb"/>
    </style:style>
    <style:style style:name="P45" style:family="paragraph" style:parent-style-name="List_20_Paragraph" style:list-style-name="L15">
      <style:paragraph-properties fo:text-align="justify" style:justify-single-word="false"/>
      <style:text-properties officeooo:paragraph-rsid="00358aeb"/>
    </style:style>
    <style:style style:name="P46" style:family="paragraph" style:parent-style-name="List_20_Paragraph" style:list-style-name="L16">
      <style:paragraph-properties fo:text-align="justify" style:justify-single-word="false"/>
      <style:text-properties officeooo:paragraph-rsid="00396b04"/>
    </style:style>
    <style:style style:name="P47" style:family="paragraph" style:parent-style-name="List_20_Paragraph" style:list-style-name="L17">
      <style:paragraph-properties fo:text-align="justify" style:justify-single-word="false"/>
      <style:text-properties officeooo:paragraph-rsid="0016c0e1"/>
    </style:style>
    <style:style style:name="P48" style:family="paragraph" style:parent-style-name="List_20_Paragraph" style:list-style-name="L18">
      <style:paragraph-properties fo:text-align="justify" style:justify-single-word="false"/>
      <style:text-properties officeooo:paragraph-rsid="00396b04"/>
    </style:style>
    <style:style style:name="P49" style:family="paragraph" style:parent-style-name="List_20_Paragraph" style:list-style-name="L6">
      <style:paragraph-properties fo:text-align="justify" style:justify-single-word="false"/>
      <style:text-properties fo:font-weight="normal" officeooo:rsid="001a1682" officeooo:paragraph-rsid="0016c0e1" style:font-weight-asian="normal" style:font-weight-complex="normal"/>
    </style:style>
    <style:style style:name="P50" style:family="paragraph" style:parent-style-name="List_20_Paragraph" style:list-style-name="L1">
      <style:paragraph-properties fo:text-align="justify" style:justify-single-word="false"/>
      <style:text-properties fo:font-weight="normal" officeooo:rsid="00040aa5" officeooo:paragraph-rsid="00040aa5" style:font-weight-asian="normal" style:font-weight-complex="normal"/>
    </style:style>
    <style:style style:name="P51" style:family="paragraph" style:parent-style-name="List_20_Paragraph" style:list-style-name="L1">
      <style:paragraph-properties fo:text-align="justify" style:justify-single-word="false"/>
      <style:text-properties fo:font-weight="normal" officeooo:rsid="0004c7dc" officeooo:paragraph-rsid="0004c7dc" style:font-weight-asian="normal" style:font-weight-complex="normal"/>
    </style:style>
    <style:style style:name="P52" style:family="paragraph" style:parent-style-name="List_20_Paragraph" style:list-style-name="L13">
      <style:paragraph-properties fo:text-align="justify" style:justify-single-word="false"/>
      <style:text-properties officeooo:rsid="00358aeb" officeooo:paragraph-rsid="00358aeb"/>
    </style:style>
    <style:style style:name="P53" style:family="paragraph" style:parent-style-name="List_20_Paragraph" style:list-style-name="L16">
      <style:paragraph-properties fo:text-align="justify" style:justify-single-word="false"/>
      <style:text-properties officeooo:rsid="00396b04" officeooo:paragraph-rsid="00396b04"/>
    </style:style>
    <style:style style:name="P54" style:family="paragraph" style:parent-style-name="List_20_Paragraph" style:list-style-name="WWNum5">
      <style:paragraph-properties fo:margin-left="0cm" fo:margin-right="0cm" fo:text-align="justify" style:justify-single-word="false" fo:text-indent="0cm" style:auto-text-indent="false"/>
      <style:text-properties style:font-name="Arial" fo:font-size="12pt" fo:font-weight="normal" officeooo:rsid="0016bc25" officeooo:paragraph-rsid="0016bc25" style:font-size-asian="12pt" style:font-weight-asian="normal" style:font-name-complex="Arial1" style:font-size-complex="12pt" style:font-weight-complex="normal"/>
    </style:style>
    <style:style style:name="P55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Arial" fo:font-size="12pt" fo:font-weight="normal" officeooo:rsid="001d75b0" officeooo:paragraph-rsid="0016c0e1" style:font-size-asian="12pt" style:font-weight-asian="normal" style:font-name-complex="Arial1" style:font-size-complex="12pt" style:font-weight-complex="normal"/>
    </style:style>
    <style:style style:name="P56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Arial" fo:font-size="12pt" fo:font-weight="normal" officeooo:rsid="002316e3" officeooo:paragraph-rsid="002316e3" style:font-size-asian="12pt" style:font-weight-asian="normal" style:font-name-complex="Arial1" style:font-size-complex="12pt" style:font-weight-complex="normal"/>
    </style:style>
    <style:style style:name="P57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Arial" fo:font-size="12pt" fo:font-weight="normal" officeooo:rsid="00040aa5" officeooo:paragraph-rsid="00040aa5" style:font-size-asian="12pt" style:font-weight-asian="normal" style:font-name-complex="Arial1" style:font-size-complex="12pt" style:font-weight-complex="normal"/>
    </style:style>
    <style:style style:name="P58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Arial" fo:font-size="12pt" fo:font-weight="bold" officeooo:rsid="001e8e22" officeooo:paragraph-rsid="001e8e22" style:font-size-asian="12pt" style:font-weight-asian="bold" style:font-name-complex="Arial1" style:font-size-complex="12pt" style:font-weight-complex="bold"/>
    </style:style>
    <style:style style:name="P5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Arial" fo:font-size="12pt" fo:font-weight="bold" officeooo:rsid="0016c0e1" officeooo:paragraph-rsid="0016c0e1" style:font-size-asian="12pt" style:font-weight-asian="bold" style:font-name-complex="Arial1" style:font-size-complex="12pt" style:font-weight-complex="bold"/>
    </style:style>
    <style:style style:name="P60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Arial" fo:font-size="12pt" fo:font-weight="bold" officeooo:rsid="0016c0e1" officeooo:paragraph-rsid="002da3d5" style:font-size-asian="12pt" style:font-weight-asian="bold" style:font-name-complex="Arial1" style:font-size-complex="12pt" style:font-weight-complex="bold"/>
    </style:style>
    <style:style style:name="P6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Arial" fo:font-size="12pt" fo:font-weight="bold" officeooo:rsid="0016c0e1" officeooo:paragraph-rsid="00358aeb" style:font-size-asian="12pt" style:font-weight-asian="bold" style:font-name-complex="Arial1" style:font-size-complex="12pt" style:font-weight-complex="bold"/>
    </style:style>
    <style:style style:name="P62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font-weight="bold" officeooo:rsid="002316e3" officeooo:paragraph-rsid="002316e3" style:font-weight-asian="bold" style:font-weight-complex="bold"/>
    </style:style>
    <style:style style:name="P6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01e8e22"/>
    </style:style>
    <style:style style:name="P64" style:family="paragraph" style:parent-style-name="List_20_Paragraph" style:list-style-name="L9">
      <style:paragraph-properties fo:margin-left="0cm" fo:margin-right="0cm" fo:text-align="justify" style:justify-single-word="false" fo:text-indent="0cm" style:auto-text-indent="false"/>
      <style:text-properties style:font-name="Arial" fo:font-size="12pt" fo:font-weight="bold" officeooo:rsid="001d8eaa" officeooo:paragraph-rsid="0016c0e1" style:font-size-asian="12pt" style:font-weight-asian="bold" style:font-name-complex="Arial1" style:font-size-complex="12pt" style:font-weight-complex="bold"/>
    </style:style>
    <style:style style:name="P65" style:family="paragraph" style:parent-style-name="Standard">
      <style:paragraph-properties fo:text-align="center" style:justify-single-word="false"/>
      <style:text-properties fo:font-size="16pt" fo:font-weight="bold" officeooo:rsid="00247188" officeooo:paragraph-rsid="00247188" style:font-size-asian="16pt" style:font-weight-asian="bold" style:font-size-complex="16pt" style:font-weight-complex="bold"/>
    </style:style>
    <style:style style:name="P66" style:family="paragraph" style:parent-style-name="Standard">
      <style:text-properties fo:font-size="16pt" fo:font-weight="bold" officeooo:rsid="00040aa5" officeooo:paragraph-rsid="00202cb6" style:font-size-asian="16pt" style:font-weight-asian="bold" style:font-size-complex="16pt" style:font-weight-complex="bold"/>
    </style:style>
    <style:style style:name="P67" style:family="paragraph" style:parent-style-name="Standard">
      <style:paragraph-properties fo:text-align="center" style:justify-single-word="false"/>
      <style:text-properties fo:font-size="16pt" fo:font-weight="normal" officeooo:rsid="0025c850" officeooo:paragraph-rsid="0039e8c4" style:font-size-asian="16pt" style:font-weight-asian="normal" style:font-size-complex="16pt" style:font-weight-complex="normal"/>
    </style:style>
    <style:style style:name="P68" style:family="paragraph" style:parent-style-name="Standard">
      <style:text-properties fo:font-weight="bold" officeooo:rsid="00040aa5" officeooo:paragraph-rsid="00040aa5" style:font-weight-asian="bold" style:font-weight-complex="bold"/>
    </style:style>
    <style:style style:name="P69" style:family="paragraph" style:parent-style-name="Standard" style:list-style-name="L1">
      <style:text-properties style:font-name="Arial" fo:font-size="12pt" officeooo:rsid="00040aa5" officeooo:paragraph-rsid="00040aa5" style:font-size-asian="12pt" style:font-name-complex="Arial1" style:font-size-complex="12pt"/>
    </style:style>
    <style:style style:name="T1" style:family="text">
      <style:text-properties style:font-name="Arial" fo:font-size="12pt" style:font-size-asian="12pt" style:font-name-complex="Arial1" style:font-size-complex="12pt"/>
    </style:style>
    <style:style style:name="T2" style:family="text">
      <style:text-properties style:font-name="Arial" fo:font-size="12pt" officeooo:rsid="00060d6c" style:font-size-asian="12pt" style:font-name-complex="Arial1" style:font-size-complex="12pt"/>
    </style:style>
    <style:style style:name="T3" style:family="text">
      <style:text-properties style:font-name="Arial" fo:font-size="12pt" officeooo:rsid="000812c3" style:font-size-asian="12pt" style:font-name-complex="Arial1" style:font-size-complex="12pt"/>
    </style:style>
    <style:style style:name="T4" style:family="text">
      <style:text-properties style:font-name="Arial" fo:font-size="12pt" officeooo:rsid="0016c0e1" style:font-size-asian="12pt" style:font-name-complex="Arial1" style:font-size-complex="12pt"/>
    </style:style>
    <style:style style:name="T5" style:family="text">
      <style:text-properties style:font-name="Arial" fo:font-size="12pt" officeooo:rsid="001e8e22" style:font-size-asian="12pt" style:font-name-complex="Arial1" style:font-size-complex="12pt"/>
    </style:style>
    <style:style style:name="T6" style:family="text">
      <style:text-properties style:font-name="Arial" fo:font-size="12pt" officeooo:rsid="0028d131" style:font-size-asian="12pt" style:font-name-complex="Arial1" style:font-size-complex="12pt"/>
    </style:style>
    <style:style style:name="T7" style:family="text">
      <style:text-properties style:font-name="Arial" fo:font-size="12pt" officeooo:rsid="003210ce" style:font-size-asian="12pt" style:font-name-complex="Arial1" style:font-size-complex="12pt"/>
    </style:style>
    <style:style style:name="T8" style:family="text">
      <style:text-properties style:font-name="Arial" fo:font-size="12pt" officeooo:rsid="0016c0e1" style:font-size-asian="12pt" style:font-weight-asian="bold" style:font-name-complex="Arial1" style:font-size-complex="12pt" style:font-weight-complex="bold"/>
    </style:style>
    <style:style style:name="T9" style:family="text">
      <style:text-properties style:font-name="Arial" fo:font-size="12pt" officeooo:rsid="001d8eaa" style:font-size-asian="12pt" style:font-weight-asian="bold" style:font-name-complex="Arial1" style:font-size-complex="12pt" style:font-weight-complex="bold"/>
    </style:style>
    <style:style style:name="T10" style:family="text">
      <style:text-properties style:font-name="Arial" fo:font-size="12pt" fo:font-weight="bold" officeooo:rsid="00040aa5" style:font-size-asian="12pt" style:font-weight-asian="bold" style:font-name-complex="Arial1" style:font-size-complex="12pt"/>
    </style:style>
    <style:style style:name="T11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12" style:family="text">
      <style:text-properties style:font-name="Arial" fo:font-size="12pt" fo:font-weight="bold" officeooo:rsid="0016c0e1" style:font-size-asian="12pt" style:font-weight-asian="bold" style:font-name-complex="Arial1" style:font-size-complex="12pt" style:font-weight-complex="bold"/>
    </style:style>
    <style:style style:name="T13" style:family="text">
      <style:text-properties style:font-name="Arial" fo:font-size="12pt" fo:font-weight="bold" officeooo:rsid="001e8e22" style:font-size-asian="12pt" style:font-weight-asian="bold" style:font-name-complex="Arial1" style:font-size-complex="12pt" style:font-weight-complex="bold"/>
    </style:style>
    <style:style style:name="T14" style:family="text">
      <style:text-properties style:font-name="Arial" fo:font-size="12pt" style:text-underline-style="none" style:font-size-asian="12pt" style:font-name-complex="Arial1" style:font-size-complex="12pt"/>
    </style:style>
    <style:style style:name="T15" style:family="text">
      <style:text-properties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T16" style:family="text">
      <style:text-properties style:font-name="Arial" fo:font-size="12pt" fo:font-weight="normal" officeooo:rsid="000eb7d6" style:font-size-asian="12pt" style:font-weight-asian="normal" style:font-name-complex="Arial1" style:font-size-complex="12pt" style:font-weight-complex="normal"/>
    </style:style>
    <style:style style:name="T17" style:family="text">
      <style:text-properties style:font-name="Arial" fo:font-size="12pt" fo:font-weight="normal" officeooo:rsid="00106c75" style:font-size-asian="12pt" style:font-weight-asian="normal" style:font-name-complex="Arial1" style:font-size-complex="12pt" style:font-weight-complex="normal"/>
    </style:style>
    <style:style style:name="T18" style:family="text">
      <style:text-properties style:font-name="Arial" fo:font-size="12pt" fo:font-weight="normal" officeooo:rsid="00123916" style:font-size-asian="12pt" style:font-weight-asian="normal" style:font-name-complex="Arial1" style:font-size-complex="12pt" style:font-weight-complex="normal"/>
    </style:style>
    <style:style style:name="T19" style:family="text">
      <style:text-properties style:font-name="Arial" fo:font-size="12pt" fo:font-weight="normal" officeooo:rsid="00040aa5" style:font-size-asian="12pt" style:font-weight-asian="normal" style:font-name-complex="Arial1" style:font-size-complex="12pt" style:font-weight-complex="normal"/>
    </style:style>
    <style:style style:name="T20" style:family="text">
      <style:text-properties style:font-name="Arial" fo:font-size="12pt" fo:font-weight="normal" officeooo:rsid="0016c0e1" style:font-size-asian="12pt" style:font-weight-asian="normal" style:font-name-complex="Arial1" style:font-size-complex="12pt" style:font-weight-complex="normal"/>
    </style:style>
    <style:style style:name="T21" style:family="text">
      <style:text-properties style:font-name="Arial" fo:font-size="12pt" fo:font-weight="normal" officeooo:rsid="001b0008" style:font-size-asian="12pt" style:font-weight-asian="normal" style:font-name-complex="Arial1" style:font-size-complex="12pt" style:font-weight-complex="normal"/>
    </style:style>
    <style:style style:name="T22" style:family="text">
      <style:text-properties style:font-name="Arial" fo:font-size="12pt" fo:font-weight="normal" officeooo:rsid="001ce6a8" style:font-size-asian="12pt" style:font-weight-asian="normal" style:font-name-complex="Arial1" style:font-size-complex="12pt" style:font-weight-complex="normal"/>
    </style:style>
    <style:style style:name="T23" style:family="text">
      <style:text-properties style:font-name="Arial" fo:font-size="12pt" fo:font-weight="normal" officeooo:rsid="001d75b0" style:font-size-asian="12pt" style:font-weight-asian="normal" style:font-name-complex="Arial1" style:font-size-complex="12pt" style:font-weight-complex="normal"/>
    </style:style>
    <style:style style:name="T24" style:family="text">
      <style:text-properties style:font-name="Arial" fo:font-size="12pt" fo:font-weight="normal" officeooo:rsid="001d8eaa" style:font-size-asian="12pt" style:font-weight-asian="normal" style:font-name-complex="Arial1" style:font-size-complex="12pt" style:font-weight-complex="normal"/>
    </style:style>
    <style:style style:name="T25" style:family="text">
      <style:text-properties style:font-name="Arial" fo:font-size="12pt" fo:font-weight="normal" officeooo:rsid="002064cc" style:font-size-asian="12pt" style:font-weight-asian="normal" style:font-name-complex="Arial1" style:font-size-complex="12pt" style:font-weight-complex="normal"/>
    </style:style>
    <style:style style:name="T26" style:family="text">
      <style:text-properties style:font-name="Arial" fo:font-size="12pt" fo:font-weight="normal" officeooo:rsid="00216dd9" style:font-size-asian="12pt" style:font-weight-asian="normal" style:font-name-complex="Arial1" style:font-size-complex="12pt" style:font-weight-complex="normal"/>
    </style:style>
    <style:style style:name="T27" style:family="text">
      <style:text-properties style:font-name="Arial" fo:font-size="12pt" fo:font-weight="normal" officeooo:rsid="00247188" style:font-size-asian="12pt" style:font-weight-asian="normal" style:font-name-complex="Arial1" style:font-size-complex="12pt" style:font-weight-complex="normal"/>
    </style:style>
    <style:style style:name="T28" style:family="text">
      <style:text-properties style:font-name="Arial" fo:font-size="12pt" fo:font-weight="normal" officeooo:rsid="0028d131" style:font-size-asian="12pt" style:font-weight-asian="normal" style:font-name-complex="Arial1" style:font-size-complex="12pt" style:font-weight-complex="normal"/>
    </style:style>
    <style:style style:name="T29" style:family="text">
      <style:text-properties style:font-name="Arial" fo:font-size="12pt" fo:font-weight="normal" officeooo:rsid="0021efe4" style:font-size-asian="12pt" style:font-weight-asian="normal" style:font-name-complex="Arial1" style:font-size-complex="12pt" style:font-weight-complex="normal"/>
    </style:style>
    <style:style style:name="T30" style:family="text">
      <style:text-properties style:font-name="Arial" fo:font-size="12pt" fo:font-weight="normal" officeooo:rsid="002da3d5" style:font-size-asian="12pt" style:font-weight-asian="normal" style:font-name-complex="Arial1" style:font-size-complex="12pt" style:font-weight-complex="normal"/>
    </style:style>
    <style:style style:name="T31" style:family="text">
      <style:text-properties style:font-name="Arial" fo:font-size="12pt" fo:font-weight="normal" officeooo:rsid="003210ce" style:font-size-asian="12pt" style:font-weight-asian="normal" style:font-name-complex="Arial1" style:font-size-complex="12pt" style:font-weight-complex="normal"/>
    </style:style>
    <style:style style:name="T32" style:family="text">
      <style:text-properties style:font-name="Arial" fo:font-size="12pt" fo:font-weight="normal" officeooo:rsid="003362ea" style:font-size-asian="12pt" style:font-weight-asian="normal" style:font-name-complex="Arial1" style:font-size-complex="12pt" style:font-weight-complex="normal"/>
    </style:style>
    <style:style style:name="T33" style:family="text">
      <style:text-properties style:font-name="Arial" fo:font-size="12pt" fo:font-weight="normal" officeooo:rsid="00358aeb" style:font-size-asian="12pt" style:font-weight-asian="normal" style:font-name-complex="Arial1" style:font-size-complex="12pt" style:font-weight-complex="normal"/>
    </style:style>
    <style:style style:name="T34" style:family="text">
      <style:text-properties style:font-name="Arial" fo:font-size="12pt" fo:font-weight="normal" officeooo:rsid="00376993" style:font-size-asian="12pt" style:font-weight-asian="normal" style:font-name-complex="Arial1" style:font-size-complex="12pt" style:font-weight-complex="normal"/>
    </style:style>
    <style:style style:name="T35" style:family="text">
      <style:text-properties style:font-name="Arial" fo:font-size="12pt" fo:font-weight="normal" officeooo:rsid="00396b04" style:font-size-asian="12pt" style:font-weight-asian="normal" style:font-name-complex="Arial1" style:font-size-complex="12pt" style:font-weight-complex="normal"/>
    </style:style>
    <style:style style:name="T36" style:family="text">
      <style:text-properties fo:font-variant="normal" fo:text-transform="none" fo:color="#000000" style:font-name="Lato" fo:font-size="11.25pt" fo:letter-spacing="normal" fo:font-style="normal" fo:font-weight="normal" style:font-size-asian="12pt" style:font-weight-asian="bold" style:font-name-complex="Arial1" style:font-size-complex="12pt"/>
    </style:style>
    <style:style style:name="T37" style:family="text">
      <style:text-properties fo:font-variant="normal" fo:text-transform="none" fo:color="#000000" style:font-name="Lato" fo:font-size="11.25pt" fo:letter-spacing="normal" fo:font-style="normal" fo:font-weight="normal" officeooo:rsid="001d75b0" style:font-size-asian="12pt" style:font-weight-asian="bold" style:font-name-complex="Arial1" style:font-size-complex="12pt"/>
    </style:style>
    <style:style style:name="T38" style:family="text">
      <style:text-properties fo:font-variant="normal" fo:text-transform="none" fo:color="#000000" style:font-name="Arial" fo:font-size="12pt" fo:letter-spacing="normal" fo:font-style="normal" fo:font-weight="normal" officeooo:rsid="001d8eaa" style:font-size-asian="12pt" style:font-name-complex="Arial1" style:font-size-complex="12pt"/>
    </style:style>
    <style:style style:name="T39" style:family="text">
      <style:text-properties fo:font-variant="normal" fo:text-transform="none" fo:color="#253a44" style:font-name="Source Serif Pro" fo:font-size="13.5pt" fo:letter-spacing="normal" fo:font-style="normal" fo:font-weight="normal" officeooo:rsid="001e8e22" style:font-size-asian="12pt" style:font-name-complex="Arial1" style:font-size-complex="12pt"/>
    </style:style>
    <style:style style:name="T40" style:family="text">
      <style:text-properties fo:color="#000000" style:font-name="Arial" fo:font-size="12pt" fo:font-weight="bold" style:font-size-asian="12pt" style:font-weight-asian="bold" style:font-name-complex="Arial1" style:font-size-complex="12pt"/>
    </style:style>
    <style:style style:name="T41" style:family="text">
      <style:text-properties fo:color="#000000" style:font-name="Arial" fo:font-size="12pt" officeooo:rsid="001d8eaa" style:font-size-asian="12pt" style:font-weight-asian="bold" style:font-name-complex="Arial1" style:font-size-complex="12pt" style:font-weight-complex="bold"/>
    </style:style>
    <style:style style:name="T42" style:family="text">
      <style:text-properties fo:font-size="16pt" style:font-size-asian="16pt" style:font-size-complex="16pt"/>
    </style:style>
    <style:style style:name="T43" style:family="text">
      <style:text-properties fo:font-size="16pt" officeooo:rsid="0025c850" style:font-size-asian="16pt" style:font-size-complex="16pt"/>
    </style:style>
    <style:style style:name="T44" style:family="text">
      <style:text-properties fo:font-size="16pt" officeooo:rsid="00277484" style:font-size-asian="16pt" style:font-size-complex="16pt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202cb6" style:font-weight-asian="normal" style:font-weight-complex="normal"/>
    </style:style>
    <style:style style:name="T47" style:family="text">
      <style:text-properties fo:font-weight="normal" officeooo:rsid="002064cc" style:font-weight-asian="normal" style:font-weight-complex="normal"/>
    </style:style>
    <style:style style:name="T48" style:family="text">
      <style:text-properties fo:font-weight="normal" officeooo:rsid="002be9e2" style:font-weight-asian="normal" style:font-weight-complex="normal"/>
    </style:style>
    <style:style style:name="T49" style:family="text">
      <style:text-properties fo:font-weight="normal" officeooo:rsid="002da3d5" style:font-weight-asian="normal" style:font-weight-complex="normal"/>
    </style:style>
    <style:style style:name="T50" style:family="text">
      <style:text-properties fo:font-weight="normal" officeooo:rsid="0031464e" style:font-weight-asian="normal" style:font-weight-complex="normal"/>
    </style:style>
    <style:style style:name="T51" style:family="text">
      <style:text-properties fo:font-weight="normal" officeooo:rsid="00396b04" style:font-weight-asian="normal" style:font-weight-complex="normal"/>
    </style:style>
    <style:style style:name="T52" style:family="text">
      <style:text-properties officeooo:rsid="0028d131"/>
    </style:style>
    <style:style style:name="T53" style:family="text">
      <style:text-properties officeooo:rsid="00396b04"/>
    </style:style>
    <style:style style:name="T54" style:family="text">
      <style:text-properties officeooo:rsid="0039e8c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SENAI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21"><text:span text:style-name="T43">P</text:span><text:span text:style-name="T42">esquisa </text:span><text:span text:style-name="T44">sobre as principais </text:span><text:span text:style-name="T42">tecnologias utilizadas no desenvolvimento de aplicações moveis, e frameworks que axilião na sua criação.</text:span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7">Feira de santana – B<text:span text:style-name="T54">A</text:span></text:p>
      <text:p text:style-name="P67"><text:span text:style-name="T54">2020</text:span></text:p>
      <text:p text:style-name="P66"><text:soft-page-break/></text:p>
      <text:p text:style-name="P66"/>
      <text:p text:style-name="P66"/>
      <text:p text:style-name="P66"/>
      <text:p text:style-name="P20"><text:span text:style-name="T42">Java</text:span> – <text:span text:style-name="T46">é uma linguagem de programação orientada a objetos independente de plataforma (ou seja, pode ser utilizada em diferentes sistemas operacionais). É extensivamente usada com o sistema operacional móvel Android.</text:span></text:p>
      <text:p text:style-name="P20"/>
      <text:p text:style-name="P68"><text:tab/>Vantagens:</text:p>
      <text:list xml:id="list882052404" text:style-name="L1">
        <text:list-item>
          <text:p text:style-name="P69">Pode rodar em vários sistemas como Windows, Linux e Android, tornando-se uma <text:tab/>linguagem multiplataforma.</text:p>
        </text:list-item>
        <text:list-item>
          <text:p text:style-name="P69">Conta com inúmeros frameworks que facilitam seu desenvolvimento.</text:p>
        </text:list-item>
        <text:list-item>
          <text:p text:style-name="P50"><text:span text:style-name="T3">A</text:span><text:span text:style-name="T1"> inteligência artificial hoje em dia tão presente e que evoluem cada vez mais, onde uma das principais linguagens onde é desenvolvido e o Java.</text:span></text:p>
        </text:list-item>
        <text:list-item>
          <text:p text:style-name="P29">É uma linguagem de programação orientada a objetos, o permite uma grande produtividade nas aplicações com o reúso dos códigos.</text:p>
        </text:list-item>
        <text:list-item>
          <text:p text:style-name="P51"><text:span text:style-name="T2">Possui</text:span><text:span text:style-name="T1"> sintaxe semelhante e simplificada a c++ facilitando um entendimento </text:span><text:span text:style-name="T3">para</text:span><text:span text:style-name="T2"> desenvolvedores</text:span><text:span text:style-name="T1"> que usam o c++.</text:span></text:p>
        </text:list-item>
      </text:list>
      <text:p text:style-name="P57"/>
      <text:p text:style-name="P7"><text:tab/>Desvantagens:</text:p>
      <text:list xml:id="list2720714641" text:style-name="L2">
        <text:list-item>
          <text:p text:style-name="P30">O java apresenta algumas demandas rígidas quando o assunto se refere ao bom funcionamento dos seus tipos numérico, nesse aspecto as aplicações podem se tornar mais lenta.</text:p>
        </text:list-item>
        <text:list-item>
          <text:p text:style-name="P30">A pré-compilação demanda mais tempo, fazendo com que os programas apresentem um pouco mais de lentidão durante o processo de carregamento.</text:p>
        </text:list-item>
      </text:list>
      <text:p text:style-name="P6"/>
      <text:p text:style-name="P15"><text:span text:style-name="T1"><text:tab/></text:span><text:span text:style-name="T3">F</text:span><text:span text:style-name="T1">rameworks que utilizam a linguagem Java: </text:span><text:span text:style-name="T14">Guice,</text:span><text:span text:style-name="T1"> SpringMVC, Spring, <text:tab/>VRaptor</text:span></text:p>
      <text:p text:style-name="P16"/>
      <text:p text:style-name="P16"/>
      <text:p text:style-name="Standard"><text:span text:style-name="T10">Kotlin </text:span><text:span text:style-name="T19">-</text:span><text:span text:style-name="T36"> é uma linguagem de programação desenvolvida pela JetBrains que é executada na Máquina Virtual do Java. Hoje é uma linguagem de programação oficial para o desenvolvimento de aplicativos Android, </text:span><text:span text:style-name="T37">e é apoiada pelo google</text:span><text:span text:style-name="T36">.</text:span><text:span text:style-name="T40"> </text:span></text:p>
      <text:p text:style-name="P17"/>
      <text:p text:style-name="P18">Vantagens:</text:p>
      <text:p text:style-name="P19"/>
      <text:list xml:id="list1721656374" text:style-name="L3">
        <text:list-item>
          <text:p text:style-name="P22">Documentação <text:span text:style-name="T52">bem-feita</text:span> o que ajuda os desenvolvedores a aprenderem o kotlin em pouco tempo e também pela linguagem, compartilhar algumas características com outras linguagens já existentes como o C#.</text:p>
        </text:list-item>
        <text:list-item>
          <text:p text:style-name="P31">Os códigos podem ser escritos em Programação Orientada a Objetos mais também suporta o paradigma funcional.</text:p>
        </text:list-item>
        <text:list-item>
          <text:p text:style-name="P37"><text:span text:style-name="T17">A</text:span><text:span text:style-name="T15">plicativos criado em java pode tranquilamente serem convertidos (ou trechos de código) em kotlin e o funcionamento não será afetado. É possível também, desenvolvedor, projetos misto, isso graças a </text:span><text:span text:style-name="T18">completa</text:span><text:span text:style-name="T15"> interoperabilidad</text:span><text:span text:style-name="T18">e</text:span><text:span text:style-name="T15"> </text:span><text:span text:style-name="T18">que a tecnologia possui.</text:span></text:p>
        </text:list-item>
        <text:list-item>
          <text:p text:style-name="P38"><text:span text:style-name="T16">Possui s</text:span><text:span text:style-name="T15">intaxe enxuta e intuitiva, </text:span><text:span text:style-name="T16">que aumenta a produtividade, e é uma linguagem concisa e expressiva, que permite reduzir significativamente o número de linhas, tornando <text:s/>a compilação do código mais rápida.</text:span></text:p>
        </text:list-item>
      </text:list>
      <text:p text:style-name="P11"/>
      <text:p text:style-name="P8">Desvantagens</text:p>
      <text:list xml:id="list3500739337" text:style-name="L4">
        <text:list-item>
          <text:p text:style-name="P23"><text:soft-page-break/>o <text:span text:style-name="T52">número</text:span> de profissionais que trabalha com o kotlin e domina a linguagem ainda é pequeno para a demanda das empresas visto que muita já estão migrando para a tecnologia nova.</text:p>
        </text:list-item>
      </text:list>
      <text:list xml:id="list4135656599" text:style-name="WWNum5">
        <text:list-header>
          <text:p text:style-name="P54"/>
          <text:p text:style-name="P54">Frameworks de desenvolvimento: Codename, Gradle</text:p>
        </text:list-header>
      </text:list>
      <text:p text:style-name="P12"/>
      <text:p text:style-name="P12"/>
      <text:p text:style-name="P1"><text:span text:style-name="T1">Swift –</text:span><text:span text:style-name="T22"> é uma linguagem </text:span><text:span text:style-name="T28">orientada</text:span><text:span text:style-name="T22"> a objeto</text:span><text:span text:style-name="T23">, </text:span><text:span text:style-name="T25">criada pela Apple, o Swift foi introduzido em 2014, projetado para trabalha com iOS e sistema OS X. Foi concebido e planejado para ser mais fácil de aprender, ser menos propenso a erros que outras linguagens e com a ideia de possibilitar a criação rápida, simples e fácil de aplicativos de alto desempenho.</text:span></text:p>
      <text:p text:style-name="P55"/>
      <text:p text:style-name="P10"><text:tab/>Vantagens:</text:p>
      <text:list xml:id="list3357861808" text:style-name="L5">
        <text:list-item>
          <text:p text:style-name="P24">Uma linguagem criada nos tempos modernos <text:span text:style-name="T52">onde, por exemplo, ela</text:span> consegue <text:tab/>tratar valores nulos e não precisa de ponto e vírgula no final de cada linha como <text:tab/>nós vimos em outras linguagens.</text:p>
        </text:list-item>
        <text:list-item>
          <text:p text:style-name="P39"><text:span text:style-name="T21">Utiliza a</text:span><text:span text:style-name="T20"> programação orientada a objetos, </text:span><text:span text:style-name="T21">que é um conceito utilizado na maioria <text:tab/>da linguagem de programação já existentes no mercado.</text:span></text:p>
        </text:list-item>
        <text:list-item>
          <text:p text:style-name="P25">Quantidade menor de arquivos gerados.</text:p>
        </text:list-item>
        <text:list-item>
          <text:p text:style-name="P40"><text:span text:style-name="T24">S</text:span><text:span text:style-name="T21">uporta a programação funcional, com um conjunto de funções </text:span><text:span text:style-name="T28">matemáticas</text:span><text:span text:style-name="T21">, e com isso é capaz de evitar estado de dados </text:span><text:span text:style-name="T28">mutáveis.</text:span><text:span text:style-name="T20"><text:tab/></text:span></text:p>
        </text:list-item>
        <text:list-item>
          <text:p text:style-name="P41"><text:span text:style-name="T21">Possui um melhor </text:span><text:span text:style-name="T28">desempenho</text:span><text:span text:style-name="T21"> em relação ao objectiv-c, quando se fala em </text:span><text:span text:style-name="T28">performasse</text:span><text:span text:style-name="T21">, chamando bastante a atenção por esse fator.</text:span><text:span text:style-name="T20"><text:tab/></text:span></text:p>
        </text:list-item>
        <text:list-item>
          <text:p text:style-name="P27">A linguagem conta com conceitos onde a prevenção de erros pode ser efetuada em tempo de desenvolvimento permitindo que os aplicativos cheguem a sua versão final mais consistente e <text:span text:style-name="T52">bem-acabados</text:span>.</text:p>
          <text:p text:style-name="P26"/>
        </text:list-item>
      </text:list>
      <text:p text:style-name="P13"/>
      <text:p text:style-name="P9"><text:tab/>Desvantagens:</text:p>
      <text:list xml:id="list2594799456" text:style-name="L6">
        <text:list-item>
          <text:p text:style-name="P49"><text:span text:style-name="T1">O</text:span><text:span text:style-name="T4">s </text:span><text:span text:style-name="T1">desenvolvedores terão que percorrer uma curva de aprendizado até ficarem <text:tab/></text:span><text:span text:style-name="T6">perficientes</text:span><text:span text:style-name="T1"> em swift. E pode levar um tempo ate que os novos recursos sejam <text:tab/>entendidos e absorvidos por eles e possam se efetivamente implementados em <text:tab/>novos aplicativos.</text:span></text:p>
        </text:list-item>
      </text:list>
      <text:p text:style-name="P9"/>
      <text:p text:style-name="P9"/>
      <text:p text:style-name="P5"><text:span text:style-name="T8"><text:tab/></text:span><text:span text:style-name="T9">Framework:</text:span><text:span text:style-name="T41"> </text:span><text:span text:style-name="T38">Foundation</text:span></text:p>
      <text:list xml:id="list3920735166" text:style-name="L9">
        <text:list-header>
          <text:p text:style-name="P64"/>
        </text:list-header>
      </text:list>
      <text:p text:style-name="P9"/>
      <text:p text:style-name="P9">Objectv-c –<text:span text:style-name="T45"> </text:span><text:span text:style-name="T47">Essa linguagem é fácil de usar e pode-se usar C e C++ durante o seu uso. Suporta digitação dinâmica, mostra o tempo de execução dinâmico e funciona sem problemas com a Apple Inc.</text:span></text:p>
      <text:p text:style-name="P9"/>
      <text:p text:style-name="P60"><text:tab/>vantagens</text:p>
      <text:list xml:id="list744923693" text:style-name="L10">
        <text:list-item>
          <text:p text:style-name="P43"><text:span text:style-name="T29">É a linguagem de </text:span><text:span text:style-name="T28">idioma</text:span><text:span text:style-name="T29"> principal utilizado para desenvolver aplicativos para os produtos da Apple.</text:span></text:p>
        </text:list-item>
      </text:list>
      <text:list xml:id="list4131067109" text:style-name="L7">
        <text:list-header>
          <text:p text:style-name="P32"/>
        </text:list-header>
      </text:list>
      <text:p text:style-name="P9"><text:tab/>desvantagens</text:p>
      <text:list xml:id="list1296129123" text:style-name="L8">
        <text:list-item>
          <text:p text:style-name="P42"><text:span text:style-name="T26">A linguagem obj-c é útil para desenvolvedores da Apple, mais ele perde um pouco do seu encanto se um aplicativo precisa ser cross-platformed com outro sistema operacional. </text:span><text:span text:style-name="T29">Alem disso a</text:span><text:span text:style-name="T26"> linguagem </text:span><text:span text:style-name="T29">não suporta o recurso de “namespaces” do C++(outro </text:span><text:span text:style-name="T28">desdobramento</text:span><text:span text:style-name="T29"> do C), que ajuda a lidar com </text:span><text:span text:style-name="T28">múltiplas</text:span><text:span text:style-name="T29"> bibliotecas de código de terceiros e módulos.</text:span></text:p>
        </text:list-item>
      </text:list>
      <text:p text:style-name="P9"><text:soft-page-break/></text:p>
      <text:p text:style-name="P1"><text:span text:style-name="T1"><text:tab/></text:span><text:span text:style-name="T5">framework: </text:span><text:span text:style-name="T26">Cacau</text:span></text:p>
      <text:p text:style-name="P9"/>
      <text:p text:style-name="P9">Dart – <text:span text:style-name="T50">É uma linguagem de programação criada de forma estrutura e flexível e orientada a objeto e bem semelhante como linguagens java e c++,</text:span></text:p>
      <text:p text:style-name="P9"/>
      <text:p text:style-name="P9"><text:tab/>vantagens </text:p>
      <text:list xml:id="list1605559901" text:style-name="L17">
        <text:list-item>
          <text:p text:style-name="P47"><text:span text:style-name="T35">O dart tem umas sintaxes limpa, simples e de fácil entendimento para os desenvolvedores, o que simplifica muito a manutenção do código por exemplo.</text:span></text:p>
        </text:list-item>
        <text:list-item>
          <text:p text:style-name="P36"><text:span text:style-name="T45"><text:tab/>Seu funcionamento em criação de aplicativo moveis aumenta consideravelmente com o framework Flutter.</text:span></text:p>
        </text:list-item>
        <text:list-item>
          <text:p text:style-name="P36"><text:span text:style-name="T45"><text:tab/>A linguagem funciona na maioria das plataformas</text:span></text:p>
        </text:list-item>
        <text:list-item>
          <text:p text:style-name="P33"/>
        </text:list-item>
      </text:list>
      <text:p text:style-name="P9"><text:tab/>desvantagens</text:p>
      <text:list xml:id="list320862771" text:style-name="L18">
        <text:list-item>
          <text:p text:style-name="P48"><text:span text:style-name="T35">Não teve tanto sucesso como o javascript vendo que a Google quando lançou tinha esse objetivo.</text:span></text:p>
        </text:list-item>
      </text:list>
      <text:p text:style-name="P9"/>
      <text:p text:style-name="P2"><text:span text:style-name="T1"><text:tab/></text:span><text:span text:style-name="T5">framework </text:span><text:span text:style-name="T30">Fluitter</text:span></text:p>
      <text:p text:style-name="P9"/>
      <text:p text:style-name="P9">C# - <text:span text:style-name="T45"><text:s/></text:span><text:span text:style-name="T46">(fala-se C-Sharp) é o padrão (e recomendado) para programação de aplicativos baseados em Windows. É uma linguagem de programação orientada a objetos (como java) e baseia-se nas linguagens C++ e java.</text:span></text:p>
      <text:p text:style-name="P9"/>
      <text:p text:style-name="P9"><text:tab/>Vantagens </text:p>
      <text:list xml:id="list1911224425" text:style-name="L11">
        <text:list-item>
          <text:p text:style-name="P34"><text:span text:style-name="T45">Possui uma sintaxe parecida com o java, c++, que facilita o aprendizado de programadores iniciantes, e que possui conhecimen</text:span><text:span text:style-name="T48">t</text:span><text:span text:style-name="T45">o na programação orientada a objeto</text:span><text:span text:style-name="T48">s.</text:span></text:p>
        </text:list-item>
        <text:list-item>
          <text:p text:style-name="P35"><text:span text:style-name="T48"><text:tab/></text:span><text:span text:style-name="T49">Assim como outras linguagens atuais o c# suporta o generics que é o recurso que simplifica e torna mais seguro o trabalho com objeto cujo o tipo não é reconhecido inicilmente.</text:span></text:p>
        </text:list-item>
        <text:list-item>
          <text:p text:style-name="P35"><text:span text:style-name="T49"><text:tab/>A linguagem também possui Reflection que é uma técnica que permite obter informações sobre objeto, classes e assemblies em tempo de execução.</text:span></text:p>
        </text:list-item>
      </text:list>
      <text:p text:style-name="P9"/>
      <text:p text:style-name="P9"><text:tab/>Desvantagens</text:p>
      <text:list xml:id="list4126096306" text:style-name="L16">
        <text:list-item>
          <text:p text:style-name="P46"><text:span text:style-name="T20">Programadores iniciantes podem ter dificuldades por conta do C# ser uma linguagem de médio nível.</text:span></text:p>
        </text:list-item>
        <text:list-item>
          <text:p text:style-name="P53"><text:span text:style-name="T20">P</text:span><text:span text:style-name="T15">ara programadores iniciantes a curva de aprendizado poder ser demorado.</text:span></text:p>
        </text:list-item>
      </text:list>
      <text:p text:style-name="P9"/>
      <text:p text:style-name="P63"><text:span text:style-name="T12"><text:tab/></text:span><text:span text:style-name="T13">framework </text:span><text:span text:style-name="T39">.NET</text:span></text:p>
      <text:p text:style-name="P9"/>
      <text:p text:style-name="P9"/>
      <text:p text:style-name="P9">JavaScript –<text:span text:style-name="T46"> é provavelmente a mais comum e mais popular entre as linguagens de programação necessários para o desenvolvimento de aplicativos. É utilizada extensivamente para navegação web, e está presente em tudo que precisa de transição para o mundo móvel.</text:span></text:p>
      <text:p text:style-name="P9"/>
      <text:p text:style-name="P61"><text:tab/>Vantagens</text:p>
      <text:list xml:id="list760836076" text:style-name="L13">
        <text:list-item>
          <text:p text:style-name="P44"><text:span text:style-name="T33">Alta compartibilidade com plataformas, sistemas e navegadores web.</text:span></text:p>
        </text:list-item>
        <text:list-item>
          <text:p text:style-name="P52"><text:span text:style-name="T15">É mais leve e rápida que outras linguagens de programação.</text:span></text:p>
        </text:list-item>
        <text:list-item>
          <text:p text:style-name="P52"><text:soft-page-break/><text:span text:style-name="T15">Faz com as páginas na internet sejam mais dinâmicas e interativas, características essenciais do UX.</text:span></text:p>
        </text:list-item>
      </text:list>
      <text:p text:style-name="P9"/>
      <text:p text:style-name="P9"><text:tab/>Desvantagens</text:p>
      <text:list xml:id="list2066976661" text:style-name="L15">
        <text:list-item>
          <text:p text:style-name="P28">É vunerável e possui brechas de segurança nos sistemas navegadores e páginas envolvidas.</text:p>
        </text:list-item>
        <text:list-item>
          <text:p text:style-name="P28">Pode ser usada para executar programas maliciosos sem que o usuário saiba.</text:p>
        </text:list-item>
        <text:list-item>
          <text:p text:style-name="P45"><text:span text:style-name="T33">Pode ser renderizada de maneiras diferentes pelos dispositivos </text:span><text:span text:style-name="T34">compartíveis</text:span><text:span text:style-name="T33">, causando problemas de desempenho.</text:span></text:p>
        </text:list-item>
      </text:list>
      <text:p text:style-name="P9"/>
      <text:p text:style-name="List_20_Paragraph"><text:span text:style-name="T1"><text:tab/></text:span><text:span text:style-name="T5">framework: </text:span><text:span text:style-name="T31">Angular, react Js, </text:span><text:span text:style-name="T32">vue Js</text:span></text:p>
      <text:p text:style-name="P58"/>
      <text:p text:style-name="P58"/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>F</text:span><text:span text:style-name="T1">ramework</text:span><text:span text:style-name="T7">s</text:span></text:p>
      <text:p text:style-name="P56"/>
      <text:p text:style-name="P56"/>
      <text:p text:style-name="P4"><text:span text:style-name="T1">React Native – </text:span><text:span text:style-name="T27">O React Native possibilita a criação de aplicação móvel multiplataforma (Android e iOS), utilizando apenas JavaScript. Porém, diferente de outros frameworks <text:s/>com esta mesma finalidade (cordova, por exemplo),todo o código desenvolvida com react native é convertido para a linguagem nativa </text:span><text:span text:style-name="T28">dos sistemas</text:span><text:span text:style-name="T27"> operacional, o que torna o app muito mais fluido.</text:span></text:p>
      <text:p text:style-name="P56"/>
      <text:p text:style-name="P14"><text:span text:style-name="T11">Flutter</text:span><text:span text:style-name="T1"> – O flutter é atualmente um dos principais framework para desenvolvimento de aplicação mobile criada pela Google, com o flutter conseguimos desenvolver aplicações nativas para android e iOS a partir um único código base.</text:span></text:p>
      <text:p text:style-name="P56"/>
      <text:p text:style-name="P3"><text:span text:style-name="T1">Ionic - </text:span><text:span text:style-name="T15"><text:s/></text:span><text:span text:style-name="T27">Lançado em 2013, o ionic é um framework para a criação de </text:span><text:span text:style-name="T28">aplicativos móveis</text:span><text:span text:style-name="T27"> e desktop de alto desempenho e qualidade que utiliza as tecnologias web (HTML, CSS e JavaScript).</text:span></text:p>
      <text:p text:style-name="P56"/>
      <text:p text:style-name="P3"><text:span text:style-name="T1">NativeScript - </text:span><text:span text:style-name="T15"><text:s/></text:span><text:span text:style-name="T27">Native Script é um framework que nos possibilita o desenvolvimento de app nativo para Android e iO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ato" svg:font-family="Lato"/>
    <style:font-face style:name="Source Serif Pro" svg:font-family="'Source Serif Pro', serif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cm" fo:margin-right="0cm" fo:margin-top="0cm" fo:margin-bottom="0.282cm" loext:contextual-spacing="true" fo:text-align="justify" style:justify-single-word="false" fo:text-indent="0cm" style:auto-text-indent="false"/>
      <style:text-properties fo:font-weight="bold" officeooo:rsid="0016c0e1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7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14cm"/>
        </style:list-level-properties>
        <style:text-properties style:font-name="Symbol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6T16:57:40.429000000</meta:creation-date>
    <dc:date>2020-08-19T01:02:10.769000000</dc:date>
    <meta:editing-duration>PT3H43M46S</meta:editing-duration>
    <meta:editing-cycles>7</meta:editing-cycles>
    <meta:generator>LibreOffice/6.4.4.2$Windows_X86_64 LibreOffice_project/3d775be2011f3886db32dfd395a6a6d1ca2630ff</meta:generator>
    <meta:document-statistic meta:table-count="0" meta:image-count="0" meta:object-count="0" meta:page-count="5" meta:paragraph-count="78" meta:word-count="1247" meta:character-count="7925" meta:non-whitespace-character-count="6745"/>
  </office:meta>
</office:document-meta>
</file>